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0mm"/>
    </style:style>
    <style:style style:name="co2" style:family="table-column">
      <style:table-column-properties fo:break-before="auto" style:column-width="45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3.28mm"/>
    </style:style>
    <style:style style:name="co5" style:family="table-column">
      <style:table-column-properties fo:break-before="auto" style:column-width="140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start" fo:margin-left="0m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padding="1.01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start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wrap-option="wrap" fo:padding="1.01mm"/>
    </style:style>
    <style:style style:name="ce22" style:family="table-cell" style:parent-style-name="Default">
      <style:table-cell-properties style:text-align-source="fix" style:repeat-content="false" fo:wrap-option="wrap" fo:padding="1.01mm"/>
      <style:paragraph-properties fo:text-align="start" fo:margin-left="0mm"/>
    </style:style>
    <style:style style:name="ce6" style:family="table-cell" style:parent-style-name="Default">
      <style:table-cell-properties fo:background-color="#000000" style:text-align-source="fix" style:repeat-content="false" fo:wrap-option="no-wrap" fo:padding="1.01mm" style:vertical-align="middle"/>
      <style:paragraph-properties fo:text-align="start" fo:margin-left="0mm"/>
      <style:text-properties fo:color="#d3d3d3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ackground-color="transparent" fo:wrap-option="wrap" fo:padding="1.01mm" style:vertical-align="middl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000000" style:text-align-source="fix" style:repeat-content="false" fo:wrap-option="no-wrap" fo:padding="1.01mm" style:vertical-align="middle"/>
      <style:paragraph-properties fo:text-align="start" fo:margin-left="0mm"/>
      <style:text-properties fo:color="#d3d3d3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start" fo:margin-left="0m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start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wrap-option="wrap" fo:padding="1.01mm"/>
    </style:style>
    <style:style style:name="ce40" style:family="table-cell" style:parent-style-name="Default">
      <style:table-cell-properties style:text-align-source="fix" style:repeat-content="false" fo:wrap-option="wrap" fo:padding="1.01mm"/>
      <style:paragraph-properties fo:text-align="start" fo:margin-left="0mm"/>
    </style:style>
    <style:style style:name="T1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bfff" loext:opacity="100%" fo:font-weight="bold" style:font-weight-asian="bold" style:font-weight-complex="bold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b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36"/>
        <table:table-column table:style-name="co5" table:number-columns-repeated="3" table:default-cell-style-name="ce37"/>
        <table:table-column table:style-name="co3" table:number-columns-repeated="994" table:default-cell-style-name="ce29"/>
        <table:table-column table:style-name="co3" table:number-columns-repeated="23" table:default-cell-style-name="ce39"/>
        <table:table-row table:style-name="ro1">
          <table:table-cell table:style-name="ce27" office:value-type="string" calcext:value-type="string">
            <text:p>Electronics</text:p>
          </table:table-cell>
          <table:table-cell table:style-name="ce27"/>
          <table:table-cell table:style-name="ce33"/>
          <table:table-cell table:style-name="ce34"/>
          <table:table-cell table:style-name="ce27" table:number-columns-repeated="3"/>
          <table:table-cell table:style-name="ce33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ize</text:p>
          </table:table-cell>
          <table:table-cell table:style-name="ce28" office:value-type="string" calcext:value-type="string">
            <text:p>Quantity</text:p>
          </table:table-cell>
          <table:table-cell table:style-name="ce35" office:value-type="string" calcext:value-type="string">
            <text:p>Description</text:p>
          </table:table-cell>
          <table:table-cell table:style-name="ce38" office:value-type="string" calcext:value-type="string">
            <text:p>Amazon</text:p>
          </table:table-cell>
          <table:table-cell table:style-name="ce38" office:value-type="string" calcext:value-type="string">
            <text:p>Aliexpress</text:p>
          </table:table-cell>
          <table:table-cell table:style-name="ce38"/>
          <table:table-cell table:style-name="ce28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MKS Robin nano v3 controller +TS35 display + TMC2209 driver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recommend to buy them as a kit.</text:p>
          </table:table-cell>
          <table:table-cell office:value-type="string" calcext:value-type="string">
            <text:p><text:span text:style-name="T4"><text:a xlink:href="https://amzn.to/3um2EEK" xlink:type="simple">https://amzn.to/3um2EEK</text:a></text:span></text:p>
          </table:table-cell>
          <table:table-cell office:value-type="string" calcext:value-type="string">
            <text:p><text:span text:style-name="T4"><text:a xlink:href="https://s.click.aliexpress.com/e/_Dlv0yHN" xlink:type="simple">https://s.click.aliexpress.com/e/_Dlv0yHN</text:a>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V – 350W Slim type Power supply. Dimensions are important!</text:p>
          </table:table-cell>
          <table:table-cell table:style-name="ce31" office:value-type="string" calcext:value-type="string">
            <text:p>W:115mm L:215mm H:3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ease keep in mind. Power quality affects overall electronics. I strictly recommend to use a good quality product.</text:p>
          </table:table-cell>
          <table:table-cell office:value-type="string" calcext:value-type="string">
            <text:p><text:span text:style-name="T4"><text:a xlink:href="https://amzn.to/3h1wlbl" xlink:type="simple">https://amzn.to/3h1wlbl</text:a></text:span></text:p>
          </table:table-cell>
          <table:table-cell office:value-type="string" calcext:value-type="string">
            <text:p><text:span text:style-name="T4"><text:a xlink:href="https://s.click.aliexpress.com/e/_DDEAcpH" xlink:type="simple">https://s.click.aliexpress.com/e/_DDEAcpH</text:a>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pper motor</text:p>
          </table:table-cell>
          <table:table-cell office:value-type="string" calcext:value-type="string">
            <text:p>Nema 17</text:p>
          </table:table-cell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Min. 40mm length recommended.</text:p>
          </table:table-cell>
          <table:table-cell office:value-type="string" calcext:value-type="string">
            <text:p><text:a xlink:href="https://amzn.to/3VwYYfk" xlink:type="simple">https://amzn.to/3VwYYfk</text:a></text:p>
          </table:table-cell>
          <table:table-cell office:value-type="string" calcext:value-type="string">
            <text:p><text:a xlink:href="https://s.click.aliexpress.com/e/_DlSeqKP" xlink:type="simple">https://s.click.aliexpress.com/e/_DlSeqKP</text:a></text:p>
          </table:table-cell>
          <table:table-cell table:style-name="ce40"/>
          <table:table-cell table:style-name="ce39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Snap fit – Power inlet (see photos)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HbvpvO" xlink:type="simple">https://amzn.to/3HbvpvO</text:a></text:p>
          </table:table-cell>
          <table:table-cell office:value-type="string" calcext:value-type="string">
            <text:p><text:a xlink:href="https://s.click.aliexpress.com/e/_DlCBCOB" xlink:type="simple">https://s.click.aliexpress.com/e/_DlCBCOB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mit switch ( Normally open )</text:p>
          </table:table-cell>
          <table:table-cell office:value-type="string" calcext:value-type="string">
            <text:p>2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 standard 3 pin microswitch would work.</text:p>
          </table:table-cell>
          <table:table-cell office:value-type="string" calcext:value-type="string">
            <text:p><text:a xlink:href="https://amzn.to/3VwhR2a" xlink:type="simple">https://amzn.to/3VwhR2a</text:a></text:p>
          </table:table-cell>
          <table:table-cell office:value-type="string" calcext:value-type="string">
            <text:p><text:a xlink:href="https://s.click.aliexpress.com/e/_DnsxooL" xlink:type="simple">https://s.click.aliexpress.com/e/_DnsxooL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</text:p>
          </table:table-cell>
          <table:table-cell office:value-type="string" calcext:value-type="string">
            <text:p>40x40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available, Prefer the one with a long cable and ball bearing</text:p>
          </table:table-cell>
          <table:table-cell office:value-type="string" calcext:value-type="string">
            <text:p><text:a xlink:href="https://amzn.to/3XZXI67" xlink:type="simple">https://amzn.to/3XZXI67</text:a></text:p>
          </table:table-cell>
          <table:table-cell office:value-type="string" calcext:value-type="string">
            <text:p><text:a xlink:href="https://s.click.aliexpress.com/e/_DdTsieJ" xlink:type="simple">https://s.click.aliexpress.com/e/_DdTsieJ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wer fan</text:p>
          </table:table-cell>
          <table:table-cell office:value-type="string" calcext:value-type="string">
            <text:p>40x40x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 available, Prefer the one with a long cable and ball bearing</text:p>
          </table:table-cell>
          <table:table-cell office:value-type="string" calcext:value-type="string">
            <text:p><text:a xlink:href="https://amzn.to/3FnKsB0" xlink:type="simple">https://amzn.to/3FnKsB0</text:a></text:p>
          </table:table-cell>
          <table:table-cell office:value-type="string" calcext:value-type="string">
            <text:p><text:a xlink:href="https://s.click.aliexpress.com/e/_DkLjEbD" xlink:type="simple">https://s.click.aliexpress.com/e/_DkLjEbD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t shrink tubes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P1mpv1" xlink:type="simple">https://amzn.to/3P1mpv1</text:a></text:p>
          </table:table-cell>
          <table:table-cell office:value-type="string" calcext:value-type="string">
            <text:p><text:a xlink:href="https://s.click.aliexpress.com/e/_DDhL4Fh" xlink:type="simple">https://s.click.aliexpress.com/e/_DDhL4Fh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string" calcext:value-type="string">
            <text:p>Cables</text:p>
          </table:table-cell>
          <table:table-cell table:style-name="ce27"/>
          <table:table-cell table:style-name="ce33"/>
          <table:table-cell table:style-name="ce34"/>
          <table:table-cell table:style-name="ce27" table:number-columns-repeated="3"/>
          <table:table-cell table:style-name="ce33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ize</text:p>
          </table:table-cell>
          <table:table-cell table:style-name="ce28" office:value-type="string" calcext:value-type="string">
            <text:p>Quantity</text:p>
          </table:table-cell>
          <table:table-cell table:style-name="ce35" office:value-type="string" calcext:value-type="string">
            <text:p>Description</text:p>
          </table:table-cell>
          <table:table-cell table:style-name="ce38" office:value-type="string" calcext:value-type="string">
            <text:p>Amazon</text:p>
          </table:table-cell>
          <table:table-cell table:style-name="ce38" office:value-type="string" calcext:value-type="string">
            <text:p>Aliexpress</text:p>
          </table:table-cell>
          <table:table-cell table:style-name="ce38"/>
          <table:table-cell table:style-name="ce28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<text:span text:style-name="T4">Min. 1.5mm2(16AWG)</text:span> blue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">Power inlet to PSU (unnecessary,</text:span> if you buy power inlet with cables)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4">Min. 1.5mm2(16AWG)</text:span> brown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let to PSU (unnecessary, if you buy power inlet with cables)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4">Min. 1.5mm2(16AWG)</text:span> yellow-green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let to PSU (unnecessary, if you buy power inlet with cables)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4">Min. 1.5mm2(16AWG)</text:span> red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 to controller board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4">Min. 1.5mm2(16AWG)</text:span> black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 to controller board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4">Min. 1.5mm2(16AWG) </text:span>Cable terminals for Power inl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ower inlet to PSU (unnecessary, if you buy power inlet with cables)</text:p>
          </table:table-cell>
          <table:table-cell office:value-type="string" calcext:value-type="string" table:number-columns-spanned="1" table:number-rows-spanned="3">
            <text:p><text:a xlink:href="https://amzn.to/3B8Dz3X" xlink:type="simple">https://amzn.to/3B8Dz3X</text:a></text:p>
          </table:table-cell>
          <table:table-cell office:value-type="string" calcext:value-type="string" table:number-columns-spanned="1" table:number-rows-spanned="3">
            <text:p><text:a xlink:href="https://s.click.aliexpress.com/e/_DBIw9Bl" xlink:type="simple">https://s.click.aliexpress.com/e/_DBIw9Bl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4">Min. 1.5mm2(16AWG)</text:span> Cable terminals for PS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<text:span text:style-name="T4">Min. 1.5mm2(16AWG)</text:span> Cable lugs for Controller  Power inl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2 core 22awg cable for fans and switches</text:p>
          </table:table-cell>
          <table:table-cell office:value-type="string" calcext:value-type="string">
            <text:p>300c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Vx5K4K" xlink:type="simple">https://amzn.to/3Vx5K4K</text:a></text:p>
          </table:table-cell>
          <table:table-cell office:value-type="string" calcext:value-type="string">
            <text:p><text:a xlink:href="https://s.click.aliexpress.com/e/_DlCMzGr" xlink:type="simple">https://s.click.aliexpress.com/e/_DlCMzGr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le wrap</text:p>
          </table:table-cell>
          <table:table-cell office:value-type="string" calcext:value-type="string">
            <text:p>200c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UE6Fzq" xlink:type="simple">https://amzn.to/3UE6Fzq</text:a></text:p>
          </table:table-cell>
          <table:table-cell office:value-type="string" calcext:value-type="string">
            <text:p><text:a xlink:href="https://s.click.aliexpress.com/e/_DdtnGox" xlink:type="simple">https://s.click.aliexpress.com/e/_DdtnGox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 power cable fits to power inlet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Bearings</text:p>
          </table:table-cell>
          <table:table-cell table:style-name="ce27"/>
          <table:table-cell table:style-name="ce33"/>
          <table:table-cell table:style-name="ce34"/>
          <table:table-cell table:style-name="ce27" table:number-columns-repeated="3"/>
          <table:table-cell table:style-name="ce33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ize</text:p>
          </table:table-cell>
          <table:table-cell table:style-name="ce28" office:value-type="string" calcext:value-type="string">
            <text:p>Quantity</text:p>
          </table:table-cell>
          <table:table-cell table:style-name="ce35" office:value-type="string" calcext:value-type="string">
            <text:p>Description</text:p>
          </table:table-cell>
          <table:table-cell table:style-name="ce38" office:value-type="string" calcext:value-type="string">
            <text:p>Amazon</text:p>
          </table:table-cell>
          <table:table-cell table:style-name="ce38" office:value-type="string" calcext:value-type="string">
            <text:p>Aliexpress</text:p>
          </table:table-cell>
          <table:table-cell table:style-name="ce38"/>
          <table:table-cell table:style-name="ce28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16010 Bearing</text:p>
          </table:table-cell>
          <table:table-cell office:value-type="string" calcext:value-type="string">
            <text:p>ZZ or 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x80x10mm</text:p>
          </table:table-cell>
          <table:table-cell office:value-type="string" calcext:value-type="string">
            <text:p><text:a xlink:href="https://amzn.to/3FpQhhg" xlink:type="simple">https://amzn.to/3FpQhhg</text:a></text:p>
          </table:table-cell>
          <table:table-cell office:value-type="string" calcext:value-type="string">
            <text:p><text:a xlink:href="https://s.click.aliexpress.com/e/_DexfFQx" xlink:type="simple">https://s.click.aliexpress.com/e/_DexfFQx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608 flanged bearing</text:p>
          </table:table-cell>
          <table:table-cell office:value-type="string" calcext:value-type="string">
            <text:p>ZZ or 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x22x7mm ( flange diameter : 25mm )</text:p>
          </table:table-cell>
          <table:table-cell office:value-type="string" calcext:value-type="string">
            <text:p><text:a xlink:href="https://amzn.to/3H9jLkQ" xlink:type="simple">https://amzn.to/3H9jLkQ</text:a></text:p>
          </table:table-cell>
          <table:table-cell office:value-type="string" calcext:value-type="string">
            <text:p><text:a xlink:href="https://s.click.aliexpress.com/e/_DDE4PQb" xlink:type="simple">https://s.click.aliexpress.com/e/_DDE4PQb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string" calcext:value-type="string">
            <text:p>OpenBuilds</text:p>
          </table:table-cell>
          <table:table-cell table:style-name="ce27"/>
          <table:table-cell table:style-name="ce33"/>
          <table:table-cell table:style-name="ce34"/>
          <table:table-cell table:style-name="ce27" table:number-columns-repeated="3"/>
          <table:table-cell table:style-name="ce33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ize</text:p>
          </table:table-cell>
          <table:table-cell table:style-name="ce28" office:value-type="string" calcext:value-type="string">
            <text:p>Quantity</text:p>
          </table:table-cell>
          <table:table-cell table:style-name="ce35" office:value-type="string" calcext:value-type="string">
            <text:p>Description</text:p>
          </table:table-cell>
          <table:table-cell table:style-name="ce38" office:value-type="string" calcext:value-type="string">
            <text:p>Openbuilds</text:p>
          </table:table-cell>
          <table:table-cell table:style-name="ce38" office:value-type="string" calcext:value-type="string">
            <text:p>Amazon</text:p>
          </table:table-cell>
          <table:table-cell table:style-name="ce38" office:value-type="string" calcext:value-type="string">
            <text:p>Aliexpress</text:p>
          </table:table-cell>
          <table:table-cell table:style-name="ce28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20x40mm v-slot extrusion</text:p>
          </table:table-cell>
          <table:table-cell office:value-type="string" calcext:value-type="string">
            <text:p>250 to 5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mm used in the prototype. 500mm is a little extreme for this machine.</text:p>
          </table:table-cell>
          <table:table-cell office:value-type="string" calcext:value-type="string">
            <text:p><text:a xlink:href="https://openbuildspartstore.com/v-slot-20x40-linear-rail/?ref=pIsLSjOaWeoY4" xlink:type="simple">https://openbuildspartstore.com/v-slot-20x40-linear-rail/?ref=pIsLSjOaWeoY4</text:a></text:p>
          </table:table-cell>
          <table:table-cell office:value-type="string" calcext:value-type="string">
            <text:p><text:a xlink:href="https://amzn.to/3P28tAR" xlink:type="simple">https://amzn.to/3P28tAR</text:a></text:p>
          </table:table-cell>
          <table:table-cell office:value-type="string" calcext:value-type="string">
            <text:p><text:a xlink:href="https://s.click.aliexpress.com/e/_DEjkpLd" xlink:type="simple">https://s.click.aliexpress.com/e/_DEjkpL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x20mm v-slot extrusion</text:p>
          </table:table-cell>
          <table:table-cell office:value-type="string" calcext:value-type="string">
            <text:p>1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e is only exact 150mm space for the 20x20 extrusion.</text:p>
          </table:table-cell>
          <table:table-cell office:value-type="string" calcext:value-type="string">
            <text:p><text:a xlink:href="https://openbuildspartstore.com/v-slot-20x20-linear-rail/?ref=pIsLSjOaWeoY4" xlink:type="simple">https://openbuildspartstore.com/v-slot-20x20-linear-rail/?ref=pIsLSjOaWeoY4</text:a></text:p>
          </table:table-cell>
          <table:table-cell office:value-type="string" calcext:value-type="string">
            <text:p><text:a xlink:href="https://amzn.to/3F0TKSb" xlink:type="simple">https://amzn.to/3F0TKSb</text:a></text:p>
          </table:table-cell>
          <table:table-cell office:value-type="string" calcext:value-type="string">
            <text:p><text:a xlink:href="https://s.click.aliexpress.com/e/_DECfIef" xlink:type="simple">https://s.click.aliexpress.com/e/_DECfIef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Openbuilds </text:span>V-slot wheel</text:p>
          </table:table-cell>
          <table:table-cell office:value-type="string" calcext:value-type="string">
            <text:p>Normal siz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a xlink:href="https://openbuildspartstore.com/solid-v-wheel-kit/?ref=pIsLSjOaWeoY4" xlink:type="simple">https://openbuildspartstore.com/solid-v-wheel-kit/?ref=pIsLSjOaWeoY4</text:a></text:p>
          </table:table-cell>
          <table:table-cell office:value-type="string" calcext:value-type="string">
            <text:p><text:a xlink:href="https://amzn.to/3F4LJLY" xlink:type="simple">https://amzn.to/3F4LJLY</text:a></text:p>
          </table:table-cell>
          <table:table-cell office:value-type="string" calcext:value-type="string">
            <text:p><text:a xlink:href="https://s.click.aliexpress.com/e/_Dml98YL" xlink:type="simple">https://s.click.aliexpress.com/e/_Dml98Y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builds spacer</text:p>
          </table:table-cell>
          <table:table-cell office:value-type="string" calcext:value-type="string">
            <text:p>6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 table:number-columns-spanned="1" table:number-rows-spanned="2">
            <text:p>Eccentrics and spacers must have exact same height</text:p>
          </table:table-cell>
          <table:table-cell office:value-type="string" calcext:value-type="string">
            <text:p><text:a xlink:href="https://openbuildspartstore.com/aluminum-spacers-10-pack/?ref=pIsLSjOaWeoY4" xlink:type="simple">https://openbuildspartstore.com/aluminum-spacers-10-pack/?ref=pIsLSjOaWeoY4</text:a></text:p>
          </table:table-cell>
          <table:table-cell office:value-type="string" calcext:value-type="string" table:number-columns-spanned="1" table:number-rows-spanned="2">
            <text:p><text:a xlink:href="https://amzn.to/3VvlDZL" xlink:type="simple">https://amzn.to/3VvlDZL</text:a></text:p>
          </table:table-cell>
          <table:table-cell office:value-type="string" calcext:value-type="string">
            <text:p><text:a xlink:href="https://s.click.aliexpress.com/e/_DkX52GL" xlink:type="simple">https://s.click.aliexpress.com/e/_DkX52G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builds eccentric nut</text:p>
          </table:table-cell>
          <table:table-cell office:value-type="string" calcext:value-type="string">
            <text:p>6mm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<text:a xlink:href="https://openbuildspartstore.com/eccentric-spacer/?ref=pIsLSjOaWeoY4" xlink:type="simple">https://openbuildspartstore.com/eccentric-spacer/?ref=pIsLSjOaWeoY4</text:a></text:p>
          </table:table-cell>
          <table:covered-table-cell/>
          <table:table-cell office:value-type="string" calcext:value-type="string">
            <text:p><text:a xlink:href="https://s.click.aliexpress.com/e/_DdSZO15" xlink:type="simple">https://s.click.aliexpress.com/e/_DdSZO15</text:a>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Low profile screw</text:p>
          </table:table-cell>
          <table:table-cell table:style-name="ce30" office:value-type="string" calcext:value-type="string">
            <text:p>M5x2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openbuildspartstore.com/low-profile-screws-m5-10-pack/?ref=pIsLSjOaWeoY4" xlink:type="simple">https://openbuildspartstore.com/low-profile-screws-m5-10-pack/?ref=pIsLSjOaWeoY4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s.click.aliexpress.com/e/_DF9E7vZ" xlink:type="simple">https://s.click.aliexpress.com/e/_DF9E7vZ</text:a></text:p>
          </table:table-cell>
          <table:table-cell table:number-columns-repeated="993"/>
          <table:table-cell table:style-name="ce39"/>
          <table:table-cell table:number-columns-repeated="23"/>
        </table:table-row>
        <table:table-row table:style-name="ro1">
          <table:table-cell table:style-name="ce30" office:value-type="string" calcext:value-type="string">
            <text:p>Low profile screw</text:p>
          </table:table-cell>
          <table:table-cell office:value-type="string" calcext:value-type="string">
            <text:p>M5x3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4"><text:a xlink:href="https://openbuildspartstore.com/low-profile-screws-m5-10-pack/?ref=pIsLSjOaWeoY4" xlink:type="simple">https://openbuildspartstore.com/low-profile-screws-m5-10-pack/?ref=pIsLSjOaWeoY4</text:a>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s.click.aliexpress.com/e/_DF9E7vZ" xlink:type="simple">https://s.click.aliexpress.com/e/_DF9E7vZ</text:a></text:p>
          </table:table-cell>
          <table:table-cell table:number-columns-repeated="993"/>
          <table:table-cell table:style-name="ce39"/>
          <table:table-cell table:number-columns-repeated="23"/>
        </table:table-row>
        <table:table-row table:style-name="ro1">
          <table:table-cell table:style-name="ce30" office:value-type="string" calcext:value-type="string">
            <text:p>Nylon insert lock nuts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a xlink:href="https://openbuildspartstore.com/nylon-insert-hex-locknut-m5-10-pack/?ref=pIsLSjOaWeoY4" xlink:type="simple">https://openbuildspartstore.com/nylon-insert-hex-locknut-m5-10-pack/?ref=pIsLSjOaWeoY4</text:a></text:p>
          </table:table-cell>
          <table:table-cell office:value-type="string" calcext:value-type="string">
            <text:p><text:a xlink:href="https://amzn.to/3F0inyk" xlink:type="simple">https://amzn.to/3F0inyk</text:a></text:p>
          </table:table-cell>
          <table:table-cell office:value-type="string" calcext:value-type="string">
            <text:p><text:a xlink:href="https://s.click.aliexpress.com/e/_DloZBOF" xlink:type="simple">https://s.click.aliexpress.com/e/_DloZBOF</text:a></text:p>
          </table:table-cell>
          <table:table-cell table:number-columns-repeated="993"/>
          <table:table-cell table:style-name="ce39"/>
          <table:table-cell table:number-columns-repeated="23"/>
        </table:table-row>
        <table:table-row table:style-name="ro1">
          <table:table-cell table:style-name="ce30" office:value-type="string" calcext:value-type="string">
            <text:p>Rubber Feet</text:p>
          </table:table-cell>
          <table:table-cell office:value-type="string" calcext:value-type="string">
            <text:p>M4 or 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used one from a local store. OD:14mm, H:10mm, Screw size is M4 and screw length after rubber is : 6mm</text:p>
          </table:table-cell>
          <table:table-cell office:value-type="string" calcext:value-type="string">
            <text:p><text:a xlink:href="https://openbuildspartstore.com/rubber-feet-set-4-pack/?ref=pIsLSjOaWeoY4" xlink:type="simple">https://openbuildspartstore.com/rubber-feet-set-4-pack/?ref=pIsLSjOaWeoY4</text:a></text:p>
          </table:table-cell>
          <table:table-cell office:value-type="string" calcext:value-type="string">
            <text:p><text:a xlink:href="https://amzn.to/3Y7iReW" xlink:type="simple">https://amzn.to/3Y7iReW</text:a></text:p>
          </table:table-cell>
          <table:table-cell office:value-type="string" calcext:value-type="string">
            <text:p>-</text:p>
          </table:table-cell>
          <table:table-cell table:number-columns-repeated="993"/>
          <table:table-cell table:style-name="ce39"/>
          <table:table-cell table:number-columns-repeated="23"/>
        </table:table-row>
        <table:table-row table:style-name="ro1">
          <table:table-cell office:value-type="string" calcext:value-type="string">
            <text:p>Low profile Tee Nuts for rubber feet</text:p>
          </table:table-cell>
          <table:table-cell office:value-type="string" calcext:value-type="string">
            <text:p>M4 or M5</text:p>
          </table:table-cell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Must match rubber feet</text:p>
          </table:table-cell>
          <table:table-cell office:value-type="string" calcext:value-type="string">
            <text:p><text:a xlink:href="https://openbuildspartstore.com/tee-nuts-m5-10-pack/?ref=pIsLSjOaWeoY4" xlink:type="simple">https://openbuildspartstore.com/tee-nuts-m5-10-pack/?ref=pIsLSjOaWeoY4</text:a></text:p>
          </table:table-cell>
          <table:table-cell office:value-type="string" calcext:value-type="string">
            <text:p><text:a xlink:href="https://amzn.to/3Haw2FN" xlink:type="simple">https://amzn.to/3Haw2FN</text:a></text:p>
          </table:table-cell>
          <table:table-cell office:value-type="string" calcext:value-type="string">
            <text:p>-</text:p>
          </table:table-cell>
          <table:table-cell table:number-columns-repeated="994"/>
          <table:table-cell table:style-name="ce29" table:number-columns-repeated="23"/>
        </table:table-row>
        <table:table-row table:style-name="ro1">
          <table:table-cell office:value-type="string" calcext:value-type="string">
            <text:p>Drop In Tee Nuts (v-slot nuts)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a xlink:href="https://openbuildspartstore.com/drop-in-tee-nuts/?ref=pIsLSjOaWeoY4" xlink:type="simple">https://openbuildspartstore.com/drop-in-tee-nuts/?ref=pIsLSjOaWeoY4</text:a></text:p>
          </table:table-cell>
          <table:table-cell office:value-type="string" calcext:value-type="string">
            <text:p><text:a xlink:href="https://amzn.to/3HarEXw" xlink:type="simple">https://amzn.to/3HarEXw</text:a></text:p>
          </table:table-cell>
          <table:table-cell office:value-type="string" calcext:value-type="string">
            <text:p><text:a xlink:href="https://s.click.aliexpress.com/e/_Dkywl4X" xlink:type="simple">https://s.click.aliexpress.com/e/_Dkywl4X</text:a></text:p>
          </table:table-cell>
          <table:table-cell table:number-columns-repeated="993"/>
          <table:table-cell table:style-name="ce39"/>
          <table:table-cell table:number-columns-repeated="23"/>
        </table:table-row>
        <table:table-row table:style-name="ro1">
          <table:table-cell table:style-name="ce27" office:value-type="string" calcext:value-type="string">
            <text:p>Belt drive</text:p>
          </table:table-cell>
          <table:table-cell table:style-name="ce27"/>
          <table:table-cell table:style-name="ce33"/>
          <table:table-cell table:style-name="ce34"/>
          <table:table-cell table:style-name="ce27" table:number-columns-repeated="3"/>
          <table:table-cell table:style-name="ce33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ize</text:p>
          </table:table-cell>
          <table:table-cell table:style-name="ce28" office:value-type="string" calcext:value-type="string">
            <text:p>Quantity</text:p>
          </table:table-cell>
          <table:table-cell table:style-name="ce35" office:value-type="string" calcext:value-type="string">
            <text:p>Description</text:p>
          </table:table-cell>
          <table:table-cell table:style-name="ce38" office:value-type="string" calcext:value-type="string">
            <text:p>Openbuilds</text:p>
          </table:table-cell>
          <table:table-cell table:style-name="ce38" office:value-type="string" calcext:value-type="string">
            <text:p>Amazon</text:p>
          </table:table-cell>
          <table:table-cell table:style-name="ce38" office:value-type="string" calcext:value-type="string">
            <text:p>Aliexpress</text:p>
          </table:table-cell>
          <table:table-cell table:style-name="ce28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6mm GT2 pulley</text:p>
          </table:table-cell>
          <table:table-cell office:value-type="string" calcext:value-type="string">
            <text:p>16T, 5mm hole</text:p>
          </table:table-cell>
          <table:table-cell office:value-type="float" office:value="3" calcext:value-type="float">
            <text:p>3</text:p>
          </table:table-cell>
          <table:table-cell/>
          <table:table-cell table:style-name="ce39"/>
          <table:table-cell office:value-type="string" calcext:value-type="string">
            <text:p><text:a xlink:href="https://amzn.to/3upyl06" xlink:type="simple">https://amzn.to/3upyl06</text:a></text:p>
          </table:table-cell>
          <table:table-cell office:value-type="string" calcext:value-type="string">
            <text:p><text:a xlink:href="https://s.click.aliexpress.com/e/_DBrDOZH" xlink:type="simple">https://s.click.aliexpress.com/e/_DBrDOZH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mm GT2 idler pulley</text:p>
          </table:table-cell>
          <table:table-cell office:value-type="string" calcext:value-type="string">
            <text:p>16T, 3mm ho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office:value-type="string" calcext:value-type="string">
            <text:p><text:a xlink:href="https://amzn.to/3HdWSwG" xlink:type="simple">https://amzn.to/3HdWSwG</text:a></text:p>
          </table:table-cell>
          <table:table-cell office:value-type="string" calcext:value-type="string" table:number-columns-spanned="1" table:number-rows-spanned="2">
            <text:p><text:a xlink:href="https://s.click.aliexpress.com/e/_Dk71HJ5" xlink:type="simple">https://s.click.aliexpress.com/e/_Dk71HJ5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mm GT2 idler pulley</text:p>
          </table:table-cell>
          <table:table-cell office:value-type="string" calcext:value-type="string">
            <text:p>20T, 5mm ho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office:value-type="string" calcext:value-type="string">
            <text:p><text:a xlink:href="https://amzn.to/3upypwS" xlink:type="simple">https://amzn.to/3upypwS</text:a></text:p>
          </table:table-cell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6mm GT2 open belt</text:p>
          </table:table-cell>
          <table:table-cell office:value-type="string" calcext:value-type="string">
            <text:p>20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openbuildspartstore.com/gt2-2m-timing-belt-by-the-foot/?ref=pIsLSjOaWeoY4" xlink:type="simple">https://openbuildspartstore.com/gt2-2m-timing-belt-by-the-foot/?ref=pIsLSjOaWeoY4</text:a></text:p>
          </table:table-cell>
          <table:table-cell office:value-type="string" calcext:value-type="string">
            <text:p><text:a xlink:href="https://amzn.to/3VILLjC" xlink:type="simple">https://amzn.to/3VILLjC</text:a></text:p>
          </table:table-cell>
          <table:table-cell office:value-type="string" calcext:value-type="string">
            <text:p><text:a xlink:href="https://s.click.aliexpress.com/e/_DcAFfIF" xlink:type="simple">https://s.click.aliexpress.com/e/_DcAFfIF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mm GT2 closed loop belt</text:p>
          </table:table-cell>
          <table:table-cell office:value-type="string" calcext:value-type="string">
            <text:p>3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 table:number-columns-spanned="1" table:number-rows-spanned="2">
            <text:p><text:a xlink:href="https://amzn.to/3F2gUaN" xlink:type="simple">https://amzn.to/3F2gUaN</text:a></text:p>
          </table:table-cell>
          <table:table-cell office:value-type="string" calcext:value-type="string" table:number-columns-spanned="1" table:number-rows-spanned="2">
            <text:p><text:a xlink:href="https://s.click.aliexpress.com/e/_DeTi6N5" xlink:type="simple">https://s.click.aliexpress.com/e/_DeTi6N5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mm GT2 closed loop belt</text:p>
          </table:table-cell>
          <table:table-cell office:value-type="string" calcext:value-type="string">
            <text:p>2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string" calcext:value-type="string">
            <text:p>Extrusion</text:p>
          </table:table-cell>
          <table:table-cell table:style-name="ce27"/>
          <table:table-cell table:style-name="ce33"/>
          <table:table-cell table:style-name="ce34"/>
          <table:table-cell table:style-name="ce27" table:number-columns-repeated="3"/>
          <table:table-cell table:style-name="ce33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ize</text:p>
          </table:table-cell>
          <table:table-cell table:style-name="ce28" office:value-type="string" calcext:value-type="string">
            <text:p>Quantity</text:p>
          </table:table-cell>
          <table:table-cell table:style-name="ce35" office:value-type="string" calcext:value-type="string">
            <text:p>Description</text:p>
          </table:table-cell>
          <table:table-cell table:style-name="ce38" office:value-type="string" calcext:value-type="string">
            <text:p>Amazon.com</text:p>
          </table:table-cell>
          <table:table-cell table:style-name="ce38" office:value-type="string" calcext:value-type="string">
            <text:p>Aliexpress</text:p>
          </table:table-cell>
          <table:table-cell table:style-name="ce38"/>
          <table:table-cell table:style-name="ce28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Bowden extruder ( right hand )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ULfyY1" xlink:type="simple">https://amzn.to/3ULfyY1</text:a></text:p>
          </table:table-cell>
          <table:table-cell office:value-type="string" calcext:value-type="string">
            <text:p><text:a xlink:href="https://s.click.aliexpress.com/e/_DCRJpj9" xlink:type="simple">https://s.click.aliexpress.com/e/_DCRJpj9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wden tube</text:p>
          </table:table-cell>
          <table:table-cell office:value-type="string" calcext:value-type="string">
            <text:p>50c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EY8GAB" xlink:type="simple">https://amzn.to/3EY8GAB</text:a></text:p>
          </table:table-cell>
          <table:table-cell office:value-type="string" calcext:value-type="string">
            <text:p><text:a xlink:href="https://s.click.aliexpress.com/e/_DcHDwIP" xlink:type="simple">https://s.click.aliexpress.com/e/_DcHDwIP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D V6 compatible hotend assembly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upQ9rQ" xlink:type="simple">https://amzn.to/3upQ9rQ</text:a></text:p>
          </table:table-cell>
          <table:table-cell office:value-type="string" calcext:value-type="string">
            <text:p><text:a xlink:href="https://s.click.aliexpress.com/e/_DeMaT91" xlink:type="simple">https://s.click.aliexpress.com/e/_DeMaT91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string" calcext:value-type="string">
            <text:p>Printed parts</text:p>
          </table:table-cell>
          <table:table-cell table:style-name="ce32" office:value-type="string" calcext:value-type="string" table:number-columns-spanned="4" table:number-rows-spanned="1">
            <text:p>Approx. 1.2kg filament required to print all the printable parts</text:p>
          </table:table-cell>
          <table:covered-table-cell table:style-name="ce33"/>
          <table:covered-table-cell table:style-name="ce34"/>
          <table:covered-table-cell table:style-name="ce27"/>
          <table:table-cell table:style-name="ce27" table:number-columns-repeated="2"/>
          <table:table-cell table:style-name="ce33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ize</text:p>
          </table:table-cell>
          <table:table-cell table:style-name="ce28" office:value-type="string" calcext:value-type="string">
            <text:p>Quantity</text:p>
          </table:table-cell>
          <table:table-cell table:style-name="ce35" office:value-type="string" calcext:value-type="string">
            <text:p>Description</text:p>
          </table:table-cell>
          <table:table-cell table:style-name="ce38" office:value-type="string" calcext:value-type="string">
            <text:p>RE3D-Europe</text:p>
          </table:table-cell>
          <table:table-cell table:style-name="ce38" office:value-type="string" calcext:value-type="string">
            <text:p>Amazon</text:p>
          </table:table-cell>
          <table:table-cell table:style-name="ce38" office:value-type="string" calcext:value-type="string">
            <text:p>Openbuilds.com</text:p>
          </table:table-cell>
          <table:table-cell table:style-name="ce28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PETG filament / Color</text:p>
          </table:table-cell>
          <table:table-cell office:value-type="string" calcext:value-type="string">
            <text:p>~1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<text:span text:style-name="T6">RE3D</text:span> is my local filament supplier. They produce their own filaments and they are very good. If you are in Europe, consider buying from them.</text:p>
          </table:table-cell>
          <table:table-cell table:style-name="ce29" office:value-type="string" calcext:value-type="string" table:number-columns-spanned="1" table:number-rows-spanned="2">
            <text:p><text:a xlink:href="https://re3d.eu/product-category/filament/petg/?wmc-currency=EUR" xlink:type="simple">https://re3d.eu/product-category/filament/petg/?wmc-currency=EUR</text:a></text:p>
          </table:table-cell>
          <table:table-cell office:value-type="string" calcext:value-type="string">
            <text:p><text:a xlink:href="https://amzn.to/3XQEkZv" xlink:type="simple">https://amzn.to/3XQEkZv</text:a></text:p>
          </table:table-cell>
          <table:table-cell table:style-name="ce29" office:value-type="string" calcext:value-type="string" table:number-columns-spanned="1" table:number-rows-spanned="2">
            <text:p><text:a xlink:href="https://re3d.eu/product-category/filament/petg/?wmc-currency=EUR" xlink:type="simple">https://re3d.eu/product-category/filament/petg/?wmc-currency=EUR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G filament / Black</text:p>
          </table:table-cell>
          <table:table-cell office:value-type="string" calcext:value-type="string">
            <text:p>~1kg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string" calcext:value-type="string">
            <text:p><text:span text:style-name="T4"><text:a xlink:href="https://amzn.to/3B8tbt2" xlink:type="simple">https://amzn.to/3B8tbt2</text:a></text:span></text:p>
          </table:table-cell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Aluminium heat insulation tape</text:p>
          </table:table-cell>
          <table:table-cell office:value-type="string" calcext:value-type="string">
            <text:p>1 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insulate hotend body from hotend heat radiation</text:p>
          </table:table-cell>
          <table:table-cell/>
          <table:table-cell office:value-type="string" calcext:value-type="string">
            <text:p><text:a xlink:href="https://amzn.to/3OYAF7C" xlink:type="simple">https://amzn.to/3OYAF7C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27" office:value-type="string" calcext:value-type="string">
            <text:p>Externally supplied parts</text:p>
          </table:table-cell>
          <table:table-cell table:style-name="ce32" table:number-columns-spanned="4" table:number-rows-spanned="1"/>
          <table:covered-table-cell table:style-name="ce33"/>
          <table:covered-table-cell table:style-name="ce34"/>
          <table:covered-table-cell table:style-name="ce27"/>
          <table:table-cell table:style-name="ce27" table:number-columns-repeated="2"/>
          <table:table-cell table:style-name="ce33" table:number-columns-repeated="994"/>
          <table:table-cell table:number-columns-repeated="23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ize</text:p>
          </table:table-cell>
          <table:table-cell table:style-name="ce28" office:value-type="string" calcext:value-type="string">
            <text:p>Quantity</text:p>
          </table:table-cell>
          <table:table-cell table:style-name="ce35" office:value-type="string" calcext:value-type="string">
            <text:p>Description</text:p>
          </table:table-cell>
          <table:table-cell table:style-name="ce38" office:value-type="string" calcext:value-type="string">
            <text:p>RE3D-Europe</text:p>
          </table:table-cell>
          <table:table-cell table:style-name="ce38" office:value-type="string" calcext:value-type="string">
            <text:p>Amazon</text:p>
          </table:table-cell>
          <table:table-cell table:style-name="ce38" office:value-type="string" calcext:value-type="string">
            <text:p>Openbuilds.com</text:p>
          </table:table-cell>
          <table:table-cell table:style-name="ce28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Workbed surface ( see workbed laser cut file )</text:p>
          </table:table-cell>
          <table:table-cell office:value-type="string" calcext:value-type="string">
            <text:p>160mm dia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ing surface of the working surface. I preferred a laser cut Policarbonate sheet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s/mirror printing bed</text:p>
          </table:table-cell>
          <table:table-cell office:value-type="string" calcext:value-type="string">
            <text:p>160mm dia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4mm. If you can find 3mm, it would be great because lighter is better.</text:p>
          </table:table-cell>
          <table:table-cell table:number-columns-repeated="1020"/>
        </table:table-row>
        <table:table-row table:style-name="ro1" table:number-rows-repeated="1048320">
          <table:table-cell table:number-columns-repeated="1024"/>
        </table:table-row>
        <table:table-row table:style-name="ro2" table:number-rows-repeated="1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14:27:13.1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20:53:35.066000000</meta:creation-date>
    <meta:generator>LibreOffice/7.1.2.2$Windows_X86_64 LibreOffice_project/8a45595d069ef5570103caea1b71cc9d82b2aae4</meta:generator>
    <dc:date>2022-12-05T01:40:53.926000000</dc:date>
    <meta:editing-duration>PT8H7M5S</meta:editing-duration>
    <meta:editing-cycles>272</meta:editing-cycles>
    <meta:document-statistic meta:table-count="1" meta:cell-count="307" meta:object-count="0"/>
  </office:meta>
</office:document-meta>
</file>